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  <style:text-properties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margin-top="0in" fo:margin-bottom="0.2083in" loext:contextual-spacing="false" fo:line-height="130%" fo:background-color="#ffffff"/>
    </style:style>
    <style:style style:name="P5" style:family="paragraph" style:parent-style-name="Standard">
      <loext:graphic-properties draw:fill="solid" draw:fill-color="#ffffff"/>
      <style:paragraph-properties fo:margin-top="0in" fo:margin-bottom="0.2083in" loext:contextual-spacing="false" fo:line-height="130%" fo:background-color="#ffffff"/>
      <style:text-properties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margin-top="0in" fo:margin-bottom="0.278in" loext:contextual-spacing="false" fo:line-height="169%" fo:text-align="justify" style:justify-single-word="false" fo:background-color="#ffffff"/>
    </style:style>
    <style:style style:name="P7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2083in" loext:contextual-spacing="true" fo:line-height="130%" fo:text-indent="-0.25in" style:auto-text-indent="false" fo:background-color="#ffffff"/>
    </style:style>
    <style:style style:name="P8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2083in" loext:contextual-spacing="true" fo:line-height="130%" fo:text-indent="-0.25in" style:auto-text-indent="false" fo:background-color="#ffffff"/>
    </style:style>
    <style:style style:name="P9" style:family="paragraph" style:parent-style-name="Standard" style:list-style-name="WWNum3">
      <loext:graphic-properties draw:fill="solid" draw:fill-color="#ffffff"/>
      <style:paragraph-properties fo:margin-left="0.5in" fo:margin-right="0in" fo:margin-top="0.111in" fo:margin-bottom="0.111in" loext:contextual-spacing="true" fo:line-height="150%" fo:text-indent="-0.25in" style:auto-text-indent="false" fo:background-color="#ffffff" fo:padding="0in" fo:border-left="none" fo:border-right="0.26pt solid #00000a" fo:border-top="0.26pt solid #00000a" fo:border-bottom="0.26pt solid #00000a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CONTEÚDO: </text:span><text:span text:style-name="T2">Fibromialgia.</text:span></text:p>
      <text:p text:style-name="P1"><text:span text:style-name="T1">Palavra chave: </text:span><text:span text:style-name="T2">Fisioterapia.</text:span></text:p>
      <text:p text:style-name="P2"/>
      <text:p text:style-name="P2"/>
      <text:p text:style-name="P4"><text:span text:style-name="T1">Título: </text:span></text:p>
      <text:p text:style-name="P4"><text:span text:style-name="T2">Você sabe o que é ? </text:span></text:p>
      <text:p text:style-name="P4"><text:span text:style-name="T2">7 sintomas que indicam que você pode ter fibromialgia.</text:span></text:p>
      <text:p text:style-name="P4"><text:span text:style-name="T2">----</text:span></text:p>
      <text:p text:style-name="P4"><text:span text:style-name="T2">A </text:span><text:span text:style-name="T1">fisioterapia</text:span><text:span text:style-name="T2"> pode ajudar no tratamento da fibromialgia. Vou lhe explicar.</text:span></text:p>
      <text:p text:style-name="P4"><text:span text:style-name="T1">O QUE É?</text:span></text:p>
      <text:p text:style-name="P4"><text:span text:style-name="T2">Fibromialgia significa, dores nos músculos e tecidos conectivos fibrosos ( ligamentos e tendões), prejudica os músculos e seus locais de inserção nos ossos. Uma doença que afeta todo o corpo, é uma dor intensa que se espalha pelo corpo, ela é considerada uma síndrome reumática, com características de dores musculares generalizada.</text:span></text:p>
      <text:p text:style-name="P4"><text:span text:style-name="T2">As dores são intensas e provocadas em vários lugares ao mesmo tempo, causando fadiga e dormência em várias partes do corpo.</text:span></text:p>
      <text:p text:style-name="P4"><text:span text:style-name="T2">De acordo com a OMS ( Organização Mundial da Saúde), 2 a 8% da população adulta sofrem com Fibromialgia, neste estimado a maioria são mulher de 30 a 50 anos de idade</text:span></text:p>
      <text:p text:style-name="P6"><text:span text:style-name="T1"><text:s/>O QUE PODE CAUSAR A FIBROMIALGIA?</text:span></text:p>
      <text:p text:style-name="P4"><text:span text:style-name="T2">O diagnóstico depende das queixas e sensações que o paciente informa, pois, a disfunção não apresenta alterações laboratoriais pois as dores são parecidas com os sintomas de outras patologias. </text:span></text:p>
      <text:p text:style-name="P4"><text:span text:style-name="T2">Pesquisas indicam que à uma causa específica para a fibromialgia pois os sintomas são parecidos com outras doenças.</text:span></text:p>
      <text:p text:style-name="P4"><text:span text:style-name="T1">PRINCIPAIS SINTOMAS:</text:span></text:p>
      <text:list xml:id="list4005329688301496034" text:style-name="WWNum1">
        <text:list-item>
          <text:p text:style-name="P7"><text:span text:style-name="T2">uma dor que provoca no corpo inteiro, </text:span></text:p>
        </text:list-item>
        <text:list-item>
          <text:p text:style-name="P7"><text:span text:style-name="T2">traumas emocionais ou físicos. </text:span></text:p>
        </text:list-item>
      </text:list>
      <text:list xml:id="list4629448707806981669" text:style-name="WWNum3">
        <text:list-item>
          <text:p text:style-name="P9"><text:span text:style-name="T2">Fraqueza e cansaço</text:span></text:p>
        </text:list-item>
        <text:list-item>
          <text:p text:style-name="P9"><text:span text:style-name="T2">Dificuldade na concentração</text:span></text:p>
        </text:list-item>
        <text:list-item>
          <text:p text:style-name="P9"><text:span text:style-name="T2">Dormência ou formigamento nos dedos e pés</text:span></text:p>
        </text:list-item>
        <text:list-item>
          <text:p text:style-name="P9"><text:span text:style-name="T2">Hipersensibilidade ao frio ou ao calor</text:span></text:p>
        </text:list-item>
        <text:list-item>
          <text:p text:style-name="P9"><text:span text:style-name="T2">Distúrbios do sono, como insônia e apneia</text:span></text:p>
        </text:list-item>
      </text:list>
      <text:p text:style-name="P4"><text:soft-page-break/><text:span text:style-name="T2">Além dos sintomas identificados estima- se que a maioria do pacientes diagnosticados sentem dores mais intensas em algumas partes do corpo como: </text:span></text:p>
      <text:list xml:id="list910818422716087893" text:style-name="WWNum2">
        <text:list-item>
          <text:p text:style-name="P8"><text:span text:style-name="T2">Frente e trás de pescoço</text:span></text:p>
        </text:list-item>
        <text:list-item>
          <text:p text:style-name="P8"><text:span text:style-name="T2">Cotovelos: Dor pode ser intensa no antebraço.</text:span></text:p>
        </text:list-item>
        <text:list-item>
          <text:p text:style-name="P8"><text:span text:style-name="T2">Quadril</text:span></text:p>
        </text:list-item>
        <text:list-item>
          <text:p text:style-name="P8"><text:span text:style-name="T2">Costas</text:span></text:p>
        </text:list-item>
        <text:list-item>
          <text:p text:style-name="P8"><text:span text:style-name="T2">Joelhos</text:span></text:p>
        </text:list-item>
        <text:list-item>
          <text:p text:style-name="P8"><text:span text:style-name="T2">Ombros</text:span></text:p>
        </text:list-item>
      </text:list>
      <text:p text:style-name="P4"><text:span text:style-name="T1">TRATAMENTO:</text:span></text:p>
      <text:p text:style-name="P4"><text:span text:style-name="T2">Há vários tratamentos que podem auxiliar o paciente a ter menos sintomas. Portante é importante que seu médico te indique os tratamentos corretos.</text:span></text:p>
      <text:p text:style-name="P4"><text:span text:style-name="T2">O mais recomendável é a fisioterapia. Antes de começar o tratamento de </text:span><text:span text:style-name="T1">fisioterapia</text:span><text:span text:style-name="T2">, é necessário fazer uma avaliação para o fisioterapeuta planejar um tratamento específico para aquele determinado paciente.</text:span></text:p>
      <text:p text:style-name="P4"><text:span text:style-name="T2">A fisioterapia tem como objetivo exercitar os músculos doloridos, alongamentos, melhorando as condições cardiovasculares. Promovendo as sensações de bem estar, aumentando a resistência muscular e diminuindo as dores.</text:span></text:p>
      <text:p text:style-name="P4"><text:span text:style-name="T2">Os exercícios irão aumentando gradualmente para diminuir excessivamente as dores. Eles podem ser feitos com equipamentos e aparelhos da </text:span><text:span text:style-name="T1">fisioterapia</text:span><text:span text:style-name="T2"> como a eletroterapia, tratamento utilizado para diminuição de dores locais. Dentro do metódos um dos principais é a drenagem linfática, ela além de ajudar em outras ações do corpo, a drenagem alivia as dores.</text:span></text:p>
      <text:p text:style-name="P5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418" meta:character-count="2626" meta:non-whitespace-character-count="2248"/>
    <meta:generator>LibreOfficeDev/5.1.0.3$Linux_X86_64 LibreOffice_project/</meta:generator>
  </office:meta>
</office:document-meta>
</file>